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763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itter : </text:p>
      <text:p text:style-name="Standard">La marque du tweet se caractérise par ses courts messages et ses relais instantanés, qui favorise une propagation du « bruit médiatique » . <text:span text:style-name="T1">C'est</text:span> ici que la plupart des <text:span text:style-name="T1">rumeurs</text:span> s’ amplifient et que les acteurs politiques <text:span text:style-name="T1">sont</text:span> <text:span text:style-name="T1">interpellés.</text:span></text:p>
      <text:p text:style-name="Standard"/>
      <text:p text:style-name="Standard">Philippot : Moyen <text:span text:style-name="T1">d'expression</text:span> fétiche du candid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vain MARSEILLE</meta:initial-creator>
    <dc:creator>Gauvain Marseille</dc:creator>
    <meta:editing-cycles>2</meta:editing-cycles>
    <meta:creation-date>2017-06-08T01:44:00</meta:creation-date>
    <dc:date>2017-06-08T14:36:12.291474065</dc:date>
    <meta:editing-duration>PT50S</meta:editing-duration>
    <meta:generator>LibreOffice/4.3.3.2$Linux_X86_64 LibreOffice_project/430m0$Build-2</meta:generator>
    <meta:document-statistic meta:table-count="0" meta:image-count="0" meta:object-count="0" meta:page-count="1" meta:paragraph-count="3" meta:word-count="49" meta:character-count="298" meta:non-whitespace-character-count="2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